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FF29_7</text:p>
      <text:p text:style-name="P3">American Genizah Project: Partnership for Posterity</text:p>
      <text:p text:style-name="P3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1, FF 29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J. M. Emanuel</text:p>
      <text:p text:style-name="P2">Signed letter<text:tab/><text:tab/><text:tab/><text:tab/><text:tab/>Y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Sabato Morais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12 June 1870</text:p>
      <text:p text:style-name="P2">Month<text:tab/><text:tab/><text:tab/><text:tab/><text:tab/><text:tab/>June</text:p>
      <text:p text:style-name="P2">Year<text:tab/><text:tab/><text:tab/><text:tab/><text:tab/><text:tab/>1870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 <text:s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Y</text:p>
      <text:p text:style-name="P2">(Synagogue) Sermon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4</text:p>
      <text:p text:style-name="P2">Number of Sheets<text:tab/><text:tab/><text:tab/><text:tab/>2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/text:p>
      <text:p text:style-name="P2">Stamp</text:p>
      <text:p text:style-name="P2">Postmark<text:tab/><text:tab/><text:tab/>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II Transcription</text:p>
      <text:p text:style-name="P2">(Symbols: <text:s/>? = uncertain; [ ] = supplied information; / = end of line)</text:p>
      <text:p text:style-name="P2"/>
      <text:p text:style-name="P2">[Page 1]</text:p>
      <text:p text:style-name="P4">1915 Coates St/</text:p>
      <text:p text:style-name="P4"><text:span text:style-name="T1">June 12</text:span><text:span text:style-name="T2">th</text:span><text:span text:style-name="T1"> 1870/</text:span></text:p>
      <text:p text:style-name="P2">Sir,/</text:p>
      <text:p text:style-name="P2"><text:tab/>I regret not having the pleasure/ of seeing you yesterday, and regret still/ more that my time is so necessarily/ occupied that I cannot at present call/ on you. <text:s/>I therefore must state my/ requests in writing and beg for a reply,/ I repeated that you, in course of conversation/ with my sister Bel, prior to her departure/ tuesday[sic] morning last, said to her/</text:p>
      <text:p text:style-name="P2">“Bel, if you feel as you say you do/ from conviction and that you have been/ going to church for some time, you still/ might have gone to church and spared/ your old Father and mothers heart, who/ can have but a few years to live and/ not had this public baptism.” <text:s/>I cannot/ vouch for the words you used but this/ was my understanding of their meaning./</text:p>
      <text:p text:style-name="P2"/>
      <text:p text:style-name="P2">[Page 2]</text:p>
      <text:p text:style-name="P2"><text:soft-page-break/><text:span text:style-name="T1">Will you favor me am I correct or not/ in my construction of your meaning, if/ I am not correct please inform me what/ you did say and I will retract my/ version of it. <text:s/>I have not time to write/ more fully but will simply say that I/ have had nothing to do with this unfortunate/ affair, that I knew nothing of it till I/ was told by my sister Elisa after it happened,/ that I mourn my sisters absence as deeply/ as any one, </text:span><text:span text:style-name="T3">that I was born a jew, that</text:span><text:span text:style-name="T4">/ </text:span><text:span text:style-name="T3">I respect my faith and by the help of</text:span><text:span text:style-name="T4">/ </text:span><text:span text:style-name="T3">God hope to die a jew</text:span><text:span text:style-name="T4">. <text:s/>I will be very/ thankful if you will ask Mrs A Hart to/ show you a letter I have written her on/ the subject, to day./</text:span></text:p>
      <text:p text:style-name="P5"><text:tab/>Respectfully &amp;c/</text:p>
      <text:p text:style-name="P5"><text:tab/>J. M. Emanuel/</text:p>
      <text:p text:style-name="P5">Rev. S. M. Morais/</text:p>
      <text:p text:style-name="P5"/>
      <text:p text:style-name="P5">[Page 3]</text:p>
      <text:p text:style-name="P5">Mr [?] Emanuel/</text:p>
      <text:p text:style-name="P5">Dr Sir! Your note of yesterday reached me this evening, what you/ request I reply in writing. <text:s/>I am glad, [crossed-out: however that] you offer me the/ opportunity to disabuse your mind of the false impression received./ <text:s/>It would—of course—be impossible for me to repeat verbatim, what I/ said to the erring one in the interview, which to my regret could not be/ made private. <text:s/>But this I remember distinctly, that her frequent attendance/ at the church did not at all for a part of our conversation./</text:p>
      <text:p text:style-name="P5">I expressed, at the outset, the deep grief I experienced at the step she had taken. <text:s/>She/ answered that her home had been made very unhappy, through various/ circumstances. <text:s/>I then remarked that she should have respected parental/ feelings and kept in view the sorrow she would occasion to those who had/ stood breathlessly at her bed-side in time of sickness, and who had bestowed so/ much care upon the preservation of her body and the development of her mind./ <text:s/>She said, that actuated by filial regard she had conformed to practices she/ dislik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2$Build-9483</meta:generator>
    <meta:creation-date>2009-04-30T13:40:57</meta:creation-date>
    <dc:date>2011-12-13T12:04:27.88</dc:date>
    <dc:language>en-US</dc:language>
    <meta:editing-cycles>3</meta:editing-cycles>
    <meta:editing-duration>PT00H12M07S</meta:editing-duration>
    <meta:document-statistic meta:table-count="0" meta:image-count="0" meta:object-count="0" meta:page-count="3" meta:paragraph-count="75" meta:word-count="641" meta:character-count="3777"/>
    <dc:creator>Penn Libraries</dc:creator>
    <meta:user-defined meta:name="Info 1"/>
    <meta:user-defined meta:name="Info 2"/>
    <meta:user-defined meta:name="Info 3"/>
    <meta:user-defined meta:name="Info 4"/>
  </office:meta>
</office:document-meta>
</file>